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8516in"/>
    </style:style>
    <style:style style:name="co3" style:family="table-column">
      <style:table-column-properties fo:break-before="auto" style:column-width="2.06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764in"/>
    </style:style>
    <style:style style:name="co6" style:family="table-column">
      <style:table-column-properties fo:break-before="auto" style:column-width="0.818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07.22.2014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t_abv_grnd</text:p>
          </table:table-cell>
          <table:table-cell office:value-type="string">
            <text:p>RIL_63_avg_temp_Celsius</text:p>
          </table:table-cell>
          <table:table-cell office:value-type="string">
            <text:p>RIL_63_avg_relative_humidity</text:p>
          </table:table-cell>
          <table:table-cell office:value-type="string">
            <text:p>RIL_73_avg_temp_Celsius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3.536">
            <text:p>33.536</text:p>
          </table:table-cell>
          <table:table-cell office:value-type="float" office:value="61.98">
            <text:p>61.98</text:p>
          </table:table-cell>
          <table:table-cell office:value-type="float" office:value="36.744">
            <text:p>36.744</text:p>
          </table:table-cell>
          <table:table-cell office:value-type="float" office:value="51.5">
            <text:p>51.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3.7612">
            <text:p>33.7612</text:p>
          </table:table-cell>
          <table:table-cell office:value-type="float" office:value="57.32">
            <text:p>57.32</text:p>
          </table:table-cell>
          <table:table-cell office:value-type="float" office:value="36.1842">
            <text:p>36.1842</text:p>
          </table:table-cell>
          <table:table-cell office:value-type="float" office:value="47.6">
            <text:p>47.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4.031">
            <text:p>34.031</text:p>
          </table:table-cell>
          <table:table-cell office:value-type="float" office:value="51.88">
            <text:p>51.88</text:p>
          </table:table-cell>
          <table:table-cell office:value-type="float" office:value="35.7752">
            <text:p>35.7752</text:p>
          </table:table-cell>
          <table:table-cell office:value-type="float" office:value="47.44">
            <text:p>47.4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4.3544">
            <text:p>34.3544</text:p>
          </table:table-cell>
          <table:table-cell office:value-type="float" office:value="53.54">
            <text:p>53.54</text:p>
          </table:table-cell>
          <table:table-cell office:value-type="float" office:value="35.861">
            <text:p>35.861</text:p>
          </table:table-cell>
          <table:table-cell office:value-type="float" office:value="49.16">
            <text:p>49.1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.7428">
            <text:p>34.7428</text:p>
          </table:table-cell>
          <table:table-cell office:value-type="float" office:value="52.44">
            <text:p>52.44</text:p>
          </table:table-cell>
          <table:table-cell office:value-type="float" office:value="36.1202">
            <text:p>36.1202</text:p>
          </table:table-cell>
          <table:table-cell office:value-type="float" office:value="51.2">
            <text:p>51.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5.2518">
            <text:p>35.2518</text:p>
          </table:table-cell>
          <table:table-cell office:value-type="float" office:value="48.72">
            <text:p>48.72</text:p>
          </table:table-cell>
          <table:table-cell office:value-type="float" office:value="36.5106">
            <text:p>36.5106</text:p>
          </table:table-cell>
          <table:table-cell office:value-type="float" office:value="46.52">
            <text:p>46.5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5.7548">
            <text:p>35.7548</text:p>
          </table:table-cell>
          <table:table-cell office:value-type="float" office:value="47.12">
            <text:p>47.12</text:p>
          </table:table-cell>
          <table:table-cell office:value-type="float" office:value="36.9544">
            <text:p>36.9544</text:p>
          </table:table-cell>
          <table:table-cell office:value-type="float" office:value="46.38">
            <text:p>46.3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6.9834">
            <text:p>36.9834</text:p>
          </table:table-cell>
          <table:table-cell office:value-type="float" office:value="45.46">
            <text:p>45.46</text:p>
          </table:table-cell>
          <table:table-cell office:value-type="float" office:value="38.7514">
            <text:p>38.7514</text:p>
          </table:table-cell>
          <table:table-cell office:value-type="float" office:value="41.26">
            <text:p>41.2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8.764">
            <text:p>38.764</text:p>
          </table:table-cell>
          <table:table-cell office:value-type="float" office:value="41.38">
            <text:p>41.38</text:p>
          </table:table-cell>
          <table:table-cell office:value-type="float" office:value="40.572">
            <text:p>40.572</text:p>
          </table:table-cell>
          <table:table-cell office:value-type="float" office:value="40.32">
            <text:p>40.3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7.6302">
            <text:p>37.6302</text:p>
          </table:table-cell>
          <table:table-cell office:value-type="float" office:value="44.56">
            <text:p>44.56</text:p>
          </table:table-cell>
          <table:table-cell office:value-type="float" office:value="39.4794">
            <text:p>39.4794</text:p>
          </table:table-cell>
          <table:table-cell office:value-type="float" office:value="41.64">
            <text:p>41.6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7.2166">
            <text:p>37.2166</text:p>
          </table:table-cell>
          <table:table-cell office:value-type="float" office:value="45.06">
            <text:p>45.06</text:p>
          </table:table-cell>
          <table:table-cell office:value-type="float" office:value="39.0696">
            <text:p>39.0696</text:p>
          </table:table-cell>
          <table:table-cell office:value-type="float" office:value="41.68">
            <text:p>41.6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9.5652">
            <text:p>39.5652</text:p>
          </table:table-cell>
          <table:table-cell office:value-type="float" office:value="38.06">
            <text:p>38.06</text:p>
          </table:table-cell>
          <table:table-cell office:value-type="float" office:value="40.8392">
            <text:p>40.8392</text:p>
          </table:table-cell>
          <table:table-cell office:value-type="float" office:value="37.56">
            <text:p>37.56</text:p>
          </table:table-cell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07.22.2014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t_abv_grnd</text:p>
          </table:table-cell>
          <table:table-cell office:value-type="string">
            <text:p>RIL_63_avg_temp_Celsius</text:p>
          </table:table-cell>
          <table:table-cell office:value-type="string">
            <text:p>RIL_63_avg_relative_humidity</text:p>
          </table:table-cell>
          <table:table-cell office:value-type="string">
            <text:p>RIL_73_avg_temp_Celsius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8.4812">
            <text:p>38.4812</text:p>
          </table:table-cell>
          <table:table-cell office:value-type="float" office:value="44.88">
            <text:p>44.88</text:p>
          </table:table-cell>
          <table:table-cell office:value-type="float" office:value="40.5064">
            <text:p>40.5064</text:p>
          </table:table-cell>
          <table:table-cell office:value-type="float" office:value="38.22">
            <text:p>38.2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8.4676">
            <text:p>38.4676</text:p>
          </table:table-cell>
          <table:table-cell office:value-type="float" office:value="40.72">
            <text:p>40.72</text:p>
          </table:table-cell>
          <table:table-cell office:value-type="float" office:value="39.9736">
            <text:p>39.9736</text:p>
          </table:table-cell>
          <table:table-cell office:value-type="float" office:value="38.14">
            <text:p>38.1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7.2458">
            <text:p>37.2458</text:p>
          </table:table-cell>
          <table:table-cell office:value-type="float" office:value="46.84">
            <text:p>46.84</text:p>
          </table:table-cell>
          <table:table-cell office:value-type="float" office:value="39.0178">
            <text:p>39.0178</text:p>
          </table:table-cell>
          <table:table-cell office:value-type="float" office:value="40.3">
            <text:p>40.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.6426">
            <text:p>38.6426</text:p>
          </table:table-cell>
          <table:table-cell office:value-type="float" office:value="42.9">
            <text:p>42.9</text:p>
          </table:table-cell>
          <table:table-cell office:value-type="float" office:value="40.8614">
            <text:p>40.8614</text:p>
          </table:table-cell>
          <table:table-cell office:value-type="float" office:value="37.62">
            <text:p>37.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8.9672">
            <text:p>38.9672</text:p>
          </table:table-cell>
          <table:table-cell office:value-type="float" office:value="42.08">
            <text:p>42.08</text:p>
          </table:table-cell>
          <table:table-cell office:value-type="float" office:value="41.6814">
            <text:p>41.6814</text:p>
          </table:table-cell>
          <table:table-cell office:value-type="float" office:value="35.56">
            <text:p>35.5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7.9048">
            <text:p>37.9048</text:p>
          </table:table-cell>
          <table:table-cell office:value-type="float" office:value="45.34">
            <text:p>45.34</text:p>
          </table:table-cell>
          <table:table-cell office:value-type="float" office:value="40.297">
            <text:p>40.297</text:p>
          </table:table-cell>
          <table:table-cell office:value-type="float" office:value="41.64">
            <text:p>41.6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6.2978">
            <text:p>36.2978</text:p>
          </table:table-cell>
          <table:table-cell office:value-type="float" office:value="49.36">
            <text:p>49.36</text:p>
          </table:table-cell>
          <table:table-cell office:value-type="float" office:value="37.6628">
            <text:p>37.6628</text:p>
          </table:table-cell>
          <table:table-cell office:value-type="float" office:value="48.8">
            <text:p>48.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6.1416">
            <text:p>36.1416</text:p>
          </table:table-cell>
          <table:table-cell office:value-type="float" office:value="47.34">
            <text:p>47.34</text:p>
          </table:table-cell>
          <table:table-cell office:value-type="float" office:value="36.984">
            <text:p>36.984</text:p>
          </table:table-cell>
          <table:table-cell office:value-type="float" office:value="45.42">
            <text:p>45.4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.0436">
            <text:p>36.0436</text:p>
          </table:table-cell>
          <table:table-cell office:value-type="float" office:value="50.26">
            <text:p>50.26</text:p>
          </table:table-cell>
          <table:table-cell office:value-type="float" office:value="36.8176">
            <text:p>36.8176</text:p>
          </table:table-cell>
          <table:table-cell office:value-type="float" office:value="48.42">
            <text:p>48.4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5.4834">
            <text:p>35.4834</text:p>
          </table:table-cell>
          <table:table-cell office:value-type="float" office:value="49.34">
            <text:p>49.34</text:p>
          </table:table-cell>
          <table:table-cell office:value-type="float" office:value="36.0946">
            <text:p>36.0946</text:p>
          </table:table-cell>
          <table:table-cell office:value-type="float" office:value="51.56">
            <text:p>51.5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5.305">
            <text:p>35.305</text:p>
          </table:table-cell>
          <table:table-cell office:value-type="float" office:value="50.42">
            <text:p>50.42</text:p>
          </table:table-cell>
          <table:table-cell office:value-type="float" office:value="35.4988">
            <text:p>35.4988</text:p>
          </table:table-cell>
          <table:table-cell office:value-type="float" office:value="51.46">
            <text:p>51.4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4.809">
            <text:p>34.809</text:p>
          </table:table-cell>
          <table:table-cell office:value-type="float" office:value="52.84">
            <text:p>52.84</text:p>
          </table:table-cell>
          <table:table-cell office:value-type="float" office:value="34.9378">
            <text:p>34.9378</text:p>
          </table:table-cell>
          <table:table-cell office:value-type="float" office:value="55.12">
            <text:p>55.1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4.1256">
            <text:p>34.1256</text:p>
          </table:table-cell>
          <table:table-cell office:value-type="float" office:value="55.4">
            <text:p>55.4</text:p>
          </table:table-cell>
          <table:table-cell office:value-type="float" office:value="34.702">
            <text:p>34.702</text:p>
          </table:table-cell>
          <table:table-cell office:value-type="float" office:value="53.92">
            <text:p>53.92</text:p>
          </table:table-cell>
        </table:table-row>
        <table:table-row table:style-name="ro2" table:number-rows-repeated="104856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07.23.2014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t_abv_grnd</text:p>
          </table:table-cell>
          <table:table-cell office:value-type="string">
            <text:p>RIL_63_avg_temp_Celsius</text:p>
          </table:table-cell>
          <table:table-cell office:value-type="string">
            <text:p>RIL_63_avg_relative_humidity</text:p>
          </table:table-cell>
          <table:table-cell office:value-type="string">
            <text:p>RIL_73_avg_temp_Celsius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7.2576">
            <text:p>37.2576</text:p>
          </table:table-cell>
          <table:table-cell office:value-type="float" office:value="44.9">
            <text:p>44.9</text:p>
          </table:table-cell>
          <table:table-cell office:value-type="float" office:value="36.3756">
            <text:p>36.3756</text:p>
          </table:table-cell>
          <table:table-cell office:value-type="float" office:value="48.72">
            <text:p>48.7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6.8778">
            <text:p>36.8778</text:p>
          </table:table-cell>
          <table:table-cell office:value-type="float" office:value="44.76">
            <text:p>44.76</text:p>
          </table:table-cell>
          <table:table-cell office:value-type="float" office:value="35.716">
            <text:p>35.716</text:p>
          </table:table-cell>
          <table:table-cell office:value-type="float" office:value="48.4">
            <text:p>48.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7.4362">
            <text:p>37.4362</text:p>
          </table:table-cell>
          <table:table-cell office:value-type="float" office:value="43.58">
            <text:p>43.58</text:p>
          </table:table-cell>
          <table:table-cell office:value-type="float" office:value="36.3346">
            <text:p>36.3346</text:p>
          </table:table-cell>
          <table:table-cell office:value-type="float" office:value="47.22">
            <text:p>47.2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.105">
            <text:p>36.105</text:p>
          </table:table-cell>
          <table:table-cell office:value-type="float" office:value="44.42">
            <text:p>44.42</text:p>
          </table:table-cell>
          <table:table-cell office:value-type="float" office:value="35.482">
            <text:p>35.482</text:p>
          </table:table-cell>
          <table:table-cell office:value-type="float" office:value="47.46">
            <text:p>47.4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6.308">
            <text:p>36.308</text:p>
          </table:table-cell>
          <table:table-cell office:value-type="float" office:value="44.8">
            <text:p>44.8</text:p>
          </table:table-cell>
          <table:table-cell office:value-type="float" office:value="36.0908">
            <text:p>36.0908</text:p>
          </table:table-cell>
          <table:table-cell office:value-type="float" office:value="46.78">
            <text:p>46.7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6.1472">
            <text:p>36.1472</text:p>
          </table:table-cell>
          <table:table-cell office:value-type="float" office:value="42.78">
            <text:p>42.78</text:p>
          </table:table-cell>
          <table:table-cell office:value-type="float" office:value="36.6024">
            <text:p>36.6024</text:p>
          </table:table-cell>
          <table:table-cell office:value-type="float" office:value="43.84">
            <text:p>43.8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5.078">
            <text:p>35.078</text:p>
          </table:table-cell>
          <table:table-cell office:value-type="float" office:value="45.24">
            <text:p>45.24</text:p>
          </table:table-cell>
          <table:table-cell office:value-type="float" office:value="35.7462">
            <text:p>35.7462</text:p>
          </table:table-cell>
          <table:table-cell office:value-type="float" office:value="45.54">
            <text:p>45.5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5.3914">
            <text:p>35.3914</text:p>
          </table:table-cell>
          <table:table-cell office:value-type="float" office:value="44.84">
            <text:p>44.84</text:p>
          </table:table-cell>
          <table:table-cell office:value-type="float" office:value="36.2566">
            <text:p>36.2566</text:p>
          </table:table-cell>
          <table:table-cell office:value-type="float" office:value="44.04">
            <text:p>44.0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5.2088">
            <text:p>35.2088</text:p>
          </table:table-cell>
          <table:table-cell office:value-type="float" office:value="44.36">
            <text:p>44.36</text:p>
          </table:table-cell>
          <table:table-cell office:value-type="float" office:value="36.175">
            <text:p>36.175</text:p>
          </table:table-cell>
          <table:table-cell office:value-type="float" office:value="43.5">
            <text:p>43.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5.0082">
            <text:p>35.0082</text:p>
          </table:table-cell>
          <table:table-cell office:value-type="float" office:value="47.86">
            <text:p>47.86</text:p>
          </table:table-cell>
          <table:table-cell office:value-type="float" office:value="35.8478">
            <text:p>35.8478</text:p>
          </table:table-cell>
          <table:table-cell office:value-type="float" office:value="46.86">
            <text:p>46.8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4.6802">
            <text:p>34.6802</text:p>
          </table:table-cell>
          <table:table-cell office:value-type="float" office:value="47.96">
            <text:p>47.96</text:p>
          </table:table-cell>
          <table:table-cell office:value-type="float" office:value="35.4742">
            <text:p>35.4742</text:p>
          </table:table-cell>
          <table:table-cell office:value-type="float" office:value="47.28">
            <text:p>47.2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4.55">
            <text:p>34.55</text:p>
          </table:table-cell>
          <table:table-cell office:value-type="float" office:value="47.28">
            <text:p>47.28</text:p>
          </table:table-cell>
          <table:table-cell office:value-type="float" office:value="34.9796">
            <text:p>34.9796</text:p>
          </table:table-cell>
          <table:table-cell office:value-type="float" office:value="47.14">
            <text:p>47.1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4.2654">
            <text:p>34.2654</text:p>
          </table:table-cell>
          <table:table-cell office:value-type="float" office:value="50.9">
            <text:p>50.9</text:p>
          </table:table-cell>
          <table:table-cell office:value-type="float" office:value="34.5432">
            <text:p>34.5432</text:p>
          </table:table-cell>
          <table:table-cell office:value-type="float" office:value="50.12">
            <text:p>50.1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3.3166">
            <text:p>33.3166</text:p>
          </table:table-cell>
          <table:table-cell office:value-type="float" office:value="56.28">
            <text:p>56.28</text:p>
          </table:table-cell>
          <table:table-cell office:value-type="float" office:value="33.3276">
            <text:p>33.3276</text:p>
          </table:table-cell>
          <table:table-cell office:value-type="float" office:value="58.06">
            <text:p>58.06</text:p>
          </table:table-cell>
        </table:table-row>
        <table:table-row table:style-name="ro2" table:number-rows-repeated="104856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07.24.2014 a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t_abv_grnd</text:p>
          </table:table-cell>
          <table:table-cell office:value-type="string">
            <text:p>RIL_63_avg_temp_Celsius</text:p>
          </table:table-cell>
          <table:table-cell office:value-type="string">
            <text:p>RIL_63_avg_relative_humidity</text:p>
          </table:table-cell>
          <table:table-cell office:value-type="string">
            <text:p>RIL_73_avg_temp_Celsius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4.0728">
            <text:p>34.0728</text:p>
          </table:table-cell>
          <table:table-cell office:value-type="float" office:value="55.9">
            <text:p>55.9</text:p>
          </table:table-cell>
          <table:table-cell office:value-type="float" office:value="32.7278">
            <text:p>32.7278</text:p>
          </table:table-cell>
          <table:table-cell office:value-type="float" office:value="59.2">
            <text:p>59.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3.51125">
            <text:p>33.51125</text:p>
          </table:table-cell>
          <table:table-cell office:value-type="float" office:value="52.825">
            <text:p>52.825</text:p>
          </table:table-cell>
          <table:table-cell office:value-type="float" office:value="32.5915">
            <text:p>32.5915</text:p>
          </table:table-cell>
          <table:table-cell office:value-type="float" office:value="54.225">
            <text:p>54.2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3.35225">
            <text:p>33.35225</text:p>
          </table:table-cell>
          <table:table-cell office:value-type="float" office:value="51.125">
            <text:p>51.125</text:p>
          </table:table-cell>
          <table:table-cell office:value-type="float" office:value="32.6835">
            <text:p>32.6835</text:p>
          </table:table-cell>
          <table:table-cell office:value-type="float" office:value="55.15">
            <text:p>55.1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3.5214">
            <text:p>33.5214</text:p>
          </table:table-cell>
          <table:table-cell office:value-type="float" office:value="51.98">
            <text:p>51.98</text:p>
          </table:table-cell>
          <table:table-cell office:value-type="float" office:value="32.9882">
            <text:p>32.9882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.844">
            <text:p>33.844</text:p>
          </table:table-cell>
          <table:table-cell office:value-type="float" office:value="50">
            <text:p>50</text:p>
          </table:table-cell>
          <table:table-cell office:value-type="float" office:value="33.2098">
            <text:p>33.2098</text:p>
          </table:table-cell>
          <table:table-cell office:value-type="float" office:value="53.4">
            <text:p>53.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4.1282">
            <text:p>34.1282</text:p>
          </table:table-cell>
          <table:table-cell office:value-type="float" office:value="49.6">
            <text:p>49.6</text:p>
          </table:table-cell>
          <table:table-cell office:value-type="float" office:value="33.8492">
            <text:p>33.8492</text:p>
          </table:table-cell>
          <table:table-cell office:value-type="float" office:value="50.6">
            <text:p>50.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4.0456">
            <text:p>34.0456</text:p>
          </table:table-cell>
          <table:table-cell office:value-type="float" office:value="50.56">
            <text:p>50.56</text:p>
          </table:table-cell>
          <table:table-cell office:value-type="float" office:value="34.3412">
            <text:p>34.3412</text:p>
          </table:table-cell>
          <table:table-cell office:value-type="float" office:value="51.78">
            <text:p>51.7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4.2376">
            <text:p>34.2376</text:p>
          </table:table-cell>
          <table:table-cell office:value-type="float" office:value="46.42">
            <text:p>46.42</text:p>
          </table:table-cell>
          <table:table-cell office:value-type="float" office:value="34.8124">
            <text:p>34.8124</text:p>
          </table:table-cell>
          <table:table-cell office:value-type="float" office:value="47.04">
            <text:p>47.0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4.7022">
            <text:p>34.7022</text:p>
          </table:table-cell>
          <table:table-cell office:value-type="float" office:value="48.54">
            <text:p>48.54</text:p>
          </table:table-cell>
          <table:table-cell office:value-type="float" office:value="35.5146">
            <text:p>35.5146</text:p>
          </table:table-cell>
          <table:table-cell office:value-type="float" office:value="47.38">
            <text:p>47.3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.1662">
            <text:p>35.1662</text:p>
          </table:table-cell>
          <table:table-cell office:value-type="float" office:value="48.52">
            <text:p>48.52</text:p>
          </table:table-cell>
          <table:table-cell office:value-type="float" office:value="35.8376">
            <text:p>35.8376</text:p>
          </table:table-cell>
          <table:table-cell office:value-type="float" office:value="48.8">
            <text:p>48.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5.2728">
            <text:p>35.2728</text:p>
          </table:table-cell>
          <table:table-cell office:value-type="float" office:value="48.12">
            <text:p>48.12</text:p>
          </table:table-cell>
          <table:table-cell office:value-type="float" office:value="35.3706">
            <text:p>35.3706</text:p>
          </table:table-cell>
          <table:table-cell office:value-type="float" office:value="49.36">
            <text:p>49.3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5.438">
            <text:p>35.438</text:p>
          </table:table-cell>
          <table:table-cell office:value-type="float" office:value="46.18">
            <text:p>46.18</text:p>
          </table:table-cell>
          <table:table-cell office:value-type="float" office:value="35.0376">
            <text:p>35.0376</text:p>
          </table:table-cell>
          <table:table-cell office:value-type="float" office:value="47.92">
            <text:p>47.9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5.6622">
            <text:p>35.6622</text:p>
          </table:table-cell>
          <table:table-cell office:value-type="float" office:value="48.1">
            <text:p>48.1</text:p>
          </table:table-cell>
          <table:table-cell office:value-type="float" office:value="34.7798">
            <text:p>34.7798</text:p>
          </table:table-cell>
          <table:table-cell office:value-type="float" office:value="52.02">
            <text:p>52.02</text:p>
          </table:table-cell>
        </table:table-row>
        <table:table-row table:style-name="ro2" table:number-rows-repeated="104856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07.24.2014 b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t_abv_grnd</text:p>
          </table:table-cell>
          <table:table-cell office:value-type="string">
            <text:p>RIL_63_avg_temp_Celsius</text:p>
          </table:table-cell>
          <table:table-cell office:value-type="string">
            <text:p>RIL_63_avg_relative_humidity</text:p>
          </table:table-cell>
          <table:table-cell office:value-type="string">
            <text:p>RIL_73_avg_temp_Celsius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5.4822">
            <text:p>35.4822</text:p>
          </table:table-cell>
          <table:table-cell office:value-type="float" office:value="45.22">
            <text:p>45.22</text:p>
          </table:table-cell>
          <table:table-cell office:value-type="float" office:value="35.1814">
            <text:p>35.1814</text:p>
          </table:table-cell>
          <table:table-cell office:value-type="float" office:value="47.34">
            <text:p>47.3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5.7112">
            <text:p>35.7112</text:p>
          </table:table-cell>
          <table:table-cell office:value-type="float" office:value="48.86">
            <text:p>48.86</text:p>
          </table:table-cell>
          <table:table-cell office:value-type="float" office:value="35.2142">
            <text:p>35.2142</text:p>
          </table:table-cell>
          <table:table-cell office:value-type="float" office:value="49.34">
            <text:p>49.3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.3006">
            <text:p>36.3006</text:p>
          </table:table-cell>
          <table:table-cell office:value-type="float" office:value="44.86">
            <text:p>44.86</text:p>
          </table:table-cell>
          <table:table-cell office:value-type="float" office:value="35.2044">
            <text:p>35.2044</text:p>
          </table:table-cell>
          <table:table-cell office:value-type="float" office:value="48.48">
            <text:p>48.4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.724">
            <text:p>36.724</text:p>
          </table:table-cell>
          <table:table-cell office:value-type="float" office:value="44.02">
            <text:p>44.02</text:p>
          </table:table-cell>
          <table:table-cell office:value-type="float" office:value="35.719">
            <text:p>35.719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7.181">
            <text:p>37.181</text:p>
          </table:table-cell>
          <table:table-cell office:value-type="float" office:value="43.44">
            <text:p>43.44</text:p>
          </table:table-cell>
          <table:table-cell office:value-type="float" office:value="36.5656">
            <text:p>36.5656</text:p>
          </table:table-cell>
          <table:table-cell office:value-type="float" office:value="47.06">
            <text:p>47.0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6.5888">
            <text:p>36.5888</text:p>
          </table:table-cell>
          <table:table-cell office:value-type="float" office:value="48.48">
            <text:p>48.48</text:p>
          </table:table-cell>
          <table:table-cell office:value-type="float" office:value="36.8032">
            <text:p>36.8032</text:p>
          </table:table-cell>
          <table:table-cell office:value-type="float" office:value="47.2">
            <text:p>47.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6.214">
            <text:p>36.214</text:p>
          </table:table-cell>
          <table:table-cell office:value-type="float" office:value="44.32">
            <text:p>44.32</text:p>
          </table:table-cell>
          <table:table-cell office:value-type="float" office:value="36.64">
            <text:p>36.64</text:p>
          </table:table-cell>
          <table:table-cell office:value-type="float" office:value="44.88">
            <text:p>44.8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6.0836">
            <text:p>36.0836</text:p>
          </table:table-cell>
          <table:table-cell office:value-type="float" office:value="45.16">
            <text:p>45.16</text:p>
          </table:table-cell>
          <table:table-cell office:value-type="float" office:value="36.7188">
            <text:p>36.7188</text:p>
          </table:table-cell>
          <table:table-cell office:value-type="float" office:value="44.88">
            <text:p>44.8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.9728">
            <text:p>34.9728</text:p>
          </table:table-cell>
          <table:table-cell office:value-type="float" office:value="45.9">
            <text:p>45.9</text:p>
          </table:table-cell>
          <table:table-cell office:value-type="float" office:value="35.7804">
            <text:p>35.7804</text:p>
          </table:table-cell>
          <table:table-cell office:value-type="float" office:value="45.04">
            <text:p>45.0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3.4806">
            <text:p>33.4806</text:p>
          </table:table-cell>
          <table:table-cell office:value-type="float" office:value="48.96">
            <text:p>48.96</text:p>
          </table:table-cell>
          <table:table-cell office:value-type="float" office:value="33.8908">
            <text:p>33.8908</text:p>
          </table:table-cell>
          <table:table-cell office:value-type="float" office:value="50.04">
            <text:p>50.0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3.6872">
            <text:p>33.6872</text:p>
          </table:table-cell>
          <table:table-cell office:value-type="float" office:value="48.4">
            <text:p>48.4</text:p>
          </table:table-cell>
          <table:table-cell office:value-type="float" office:value="34.1676">
            <text:p>34.1676</text:p>
          </table:table-cell>
          <table:table-cell office:value-type="float" office:value="48.76">
            <text:p>48.7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3.7504">
            <text:p>33.7504</text:p>
          </table:table-cell>
          <table:table-cell office:value-type="float" office:value="48.54">
            <text:p>48.54</text:p>
          </table:table-cell>
          <table:table-cell office:value-type="float" office:value="34.3226">
            <text:p>34.3226</text:p>
          </table:table-cell>
          <table:table-cell office:value-type="float" office:value="48.84">
            <text:p>48.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3.5902">
            <text:p>33.5902</text:p>
          </table:table-cell>
          <table:table-cell office:value-type="float" office:value="52">
            <text:p>52</text:p>
          </table:table-cell>
          <table:table-cell office:value-type="float" office:value="34.1722">
            <text:p>34.1722</text:p>
          </table:table-cell>
          <table:table-cell office:value-type="float" office:value="50.68">
            <text:p>50.6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3.181">
            <text:p>33.181</text:p>
          </table:table-cell>
          <table:table-cell office:value-type="float" office:value="55.78">
            <text:p>55.78</text:p>
          </table:table-cell>
          <table:table-cell office:value-type="float" office:value="33.8798">
            <text:p>33.8798</text:p>
          </table:table-cell>
          <table:table-cell office:value-type="float" office:value="54.74">
            <text:p>54.74</text:p>
          </table:table-cell>
        </table:table-row>
        <table:table-row table:style-name="ro2" table:number-rows-repeated="104856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07.25.2014 a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t_abv_grnd</text:p>
          </table:table-cell>
          <table:table-cell office:value-type="string">
            <text:p>RIL_63_avg_temp_Celsius</text:p>
          </table:table-cell>
          <table:table-cell office:value-type="string">
            <text:p>RIL_63_avg_relative_humidity</text:p>
          </table:table-cell>
          <table:table-cell office:value-type="string">
            <text:p>RIL_73_avg_temp_Celsius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.7936">
            <text:p>32.7936</text:p>
          </table:table-cell>
          <table:table-cell office:value-type="float" office:value="53.36">
            <text:p>53.36</text:p>
          </table:table-cell>
          <table:table-cell office:value-type="float" office:value="33.973">
            <text:p>33.973</text:p>
          </table:table-cell>
          <table:table-cell office:value-type="float" office:value="50.3">
            <text:p>50.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3.396">
            <text:p>33.396</text:p>
          </table:table-cell>
          <table:table-cell office:value-type="float" office:value="49.3">
            <text:p>49.3</text:p>
          </table:table-cell>
          <table:table-cell office:value-type="float" office:value="34.4694">
            <text:p>34.4694</text:p>
          </table:table-cell>
          <table:table-cell office:value-type="float" office:value="45.98">
            <text:p>45.9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3.3018">
            <text:p>33.3018</text:p>
          </table:table-cell>
          <table:table-cell office:value-type="float" office:value="50.98">
            <text:p>50.98</text:p>
          </table:table-cell>
          <table:table-cell office:value-type="float" office:value="34.0046">
            <text:p>34.0046</text:p>
          </table:table-cell>
          <table:table-cell office:value-type="float" office:value="47.84">
            <text:p>47.8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3.8798">
            <text:p>33.8798</text:p>
          </table:table-cell>
          <table:table-cell office:value-type="float" office:value="48.76">
            <text:p>48.76</text:p>
          </table:table-cell>
          <table:table-cell office:value-type="float" office:value="34.5682">
            <text:p>34.5682</text:p>
          </table:table-cell>
          <table:table-cell office:value-type="float" office:value="47.18">
            <text:p>47.1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.2282">
            <text:p>34.2282</text:p>
          </table:table-cell>
          <table:table-cell office:value-type="float" office:value="48.64">
            <text:p>48.64</text:p>
          </table:table-cell>
          <table:table-cell office:value-type="float" office:value="34.4116">
            <text:p>34.4116</text:p>
          </table:table-cell>
          <table:table-cell office:value-type="float" office:value="48.54">
            <text:p>48.5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4.4586">
            <text:p>34.4586</text:p>
          </table:table-cell>
          <table:table-cell office:value-type="float" office:value="47.88">
            <text:p>47.88</text:p>
          </table:table-cell>
          <table:table-cell office:value-type="float" office:value="34.7286">
            <text:p>34.7286</text:p>
          </table:table-cell>
          <table:table-cell office:value-type="float" office:value="46.84">
            <text:p>46.8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5.2182">
            <text:p>35.2182</text:p>
          </table:table-cell>
          <table:table-cell office:value-type="float" office:value="45.8">
            <text:p>45.8</text:p>
          </table:table-cell>
          <table:table-cell office:value-type="float" office:value="35.4232">
            <text:p>35.4232</text:p>
          </table:table-cell>
          <table:table-cell office:value-type="float" office:value="45.84">
            <text:p>45.8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4.4352">
            <text:p>34.4352</text:p>
          </table:table-cell>
          <table:table-cell office:value-type="float" office:value="47.2">
            <text:p>47.2</text:p>
          </table:table-cell>
          <table:table-cell office:value-type="float" office:value="34.813">
            <text:p>34.813</text:p>
          </table:table-cell>
          <table:table-cell office:value-type="float" office:value="45.54">
            <text:p>45.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5.5768">
            <text:p>35.5768</text:p>
          </table:table-cell>
          <table:table-cell office:value-type="float" office:value="43.78">
            <text:p>43.78</text:p>
          </table:table-cell>
          <table:table-cell office:value-type="float" office:value="35.7696">
            <text:p>35.7696</text:p>
          </table:table-cell>
          <table:table-cell office:value-type="float" office:value="43.72">
            <text:p>43.7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.4488">
            <text:p>35.4488</text:p>
          </table:table-cell>
          <table:table-cell office:value-type="float" office:value="44.9">
            <text:p>44.9</text:p>
          </table:table-cell>
          <table:table-cell office:value-type="float" office:value="35.7012">
            <text:p>35.7012</text:p>
          </table:table-cell>
          <table:table-cell office:value-type="float" office:value="43.42">
            <text:p>43.4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5.9948">
            <text:p>35.9948</text:p>
          </table:table-cell>
          <table:table-cell office:value-type="float" office:value="44.76">
            <text:p>44.76</text:p>
          </table:table-cell>
          <table:table-cell office:value-type="float" office:value="36.1402">
            <text:p>36.1402</text:p>
          </table:table-cell>
          <table:table-cell office:value-type="float" office:value="43.48">
            <text:p>43.4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5.4796">
            <text:p>35.4796</text:p>
          </table:table-cell>
          <table:table-cell office:value-type="float" office:value="46.1">
            <text:p>46.1</text:p>
          </table:table-cell>
          <table:table-cell office:value-type="float" office:value="35.5414">
            <text:p>35.5414</text:p>
          </table:table-cell>
          <table:table-cell office:value-type="float" office:value="45.22">
            <text:p>45.2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5.51475">
            <text:p>35.51475</text:p>
          </table:table-cell>
          <table:table-cell office:value-type="float" office:value="43.175">
            <text:p>43.175</text:p>
          </table:table-cell>
          <table:table-cell office:value-type="float" office:value="35.14625">
            <text:p>35.14625</text:p>
          </table:table-cell>
          <table:table-cell office:value-type="float" office:value="44.85">
            <text:p>44.85</text:p>
          </table:table-cell>
        </table:table-row>
        <table:table-row table:style-name="ro2" table:number-rows-repeated="104856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07.25.2014 b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t_abv_grnd</text:p>
          </table:table-cell>
          <table:table-cell office:value-type="string">
            <text:p>RIL_63_avg_temp_Celsius</text:p>
          </table:table-cell>
          <table:table-cell office:value-type="string">
            <text:p>RIL_63_avg_relative_humidity</text:p>
          </table:table-cell>
          <table:table-cell office:value-type="string">
            <text:p>RIL_73_avg_temp_Celsius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6.8548">
            <text:p>36.8548</text:p>
          </table:table-cell>
          <table:table-cell office:value-type="float" office:value="39.68">
            <text:p>39.68</text:p>
          </table:table-cell>
          <table:table-cell office:value-type="float" office:value="36.1056">
            <text:p>36.1056</text:p>
          </table:table-cell>
          <table:table-cell office:value-type="float" office:value="41.32">
            <text:p>41.3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7.8232">
            <text:p>37.8232</text:p>
          </table:table-cell>
          <table:table-cell office:value-type="float" office:value="40.44">
            <text:p>40.44</text:p>
          </table:table-cell>
          <table:table-cell office:value-type="float" office:value="37.219">
            <text:p>37.219</text:p>
          </table:table-cell>
          <table:table-cell office:value-type="float" office:value="40.16">
            <text:p>40.1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.9238">
            <text:p>36.9238</text:p>
          </table:table-cell>
          <table:table-cell office:value-type="float" office:value="40.94">
            <text:p>40.94</text:p>
          </table:table-cell>
          <table:table-cell office:value-type="float" office:value="36.8198">
            <text:p>36.8198</text:p>
          </table:table-cell>
          <table:table-cell office:value-type="float" office:value="40.62">
            <text:p>40.6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.9924">
            <text:p>36.9924</text:p>
          </table:table-cell>
          <table:table-cell office:value-type="float" office:value="40.9">
            <text:p>40.9</text:p>
          </table:table-cell>
          <table:table-cell office:value-type="float" office:value="36.8724">
            <text:p>36.8724</text:p>
          </table:table-cell>
          <table:table-cell office:value-type="float" office:value="42.6">
            <text:p>42.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8.127">
            <text:p>38.127</text:p>
          </table:table-cell>
          <table:table-cell office:value-type="float" office:value="38.46">
            <text:p>38.46</text:p>
          </table:table-cell>
          <table:table-cell office:value-type="float" office:value="38.2142">
            <text:p>38.2142</text:p>
          </table:table-cell>
          <table:table-cell office:value-type="float" office:value="38.76">
            <text:p>38.7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8.7522">
            <text:p>38.7522</text:p>
          </table:table-cell>
          <table:table-cell office:value-type="float" office:value="40.02">
            <text:p>40.02</text:p>
          </table:table-cell>
          <table:table-cell office:value-type="float" office:value="38.3226">
            <text:p>38.3226</text:p>
          </table:table-cell>
          <table:table-cell office:value-type="float" office:value="41.68">
            <text:p>41.6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7.9666">
            <text:p>37.9666</text:p>
          </table:table-cell>
          <table:table-cell office:value-type="float" office:value="37.12">
            <text:p>37.12</text:p>
          </table:table-cell>
          <table:table-cell office:value-type="float" office:value="37.2048">
            <text:p>37.2048</text:p>
          </table:table-cell>
          <table:table-cell office:value-type="float" office:value="41.7">
            <text:p>41.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7.3384">
            <text:p>37.3384</text:p>
          </table:table-cell>
          <table:table-cell office:value-type="float" office:value="40.56">
            <text:p>40.56</text:p>
          </table:table-cell>
          <table:table-cell office:value-type="float" office:value="36.582">
            <text:p>36.582</text:p>
          </table:table-cell>
          <table:table-cell office:value-type="float" office:value="41.9">
            <text:p>41.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.9628">
            <text:p>36.9628</text:p>
          </table:table-cell>
          <table:table-cell office:value-type="float" office:value="46.06">
            <text:p>46.06</text:p>
          </table:table-cell>
          <table:table-cell office:value-type="float" office:value="36.2078">
            <text:p>36.2078</text:p>
          </table:table-cell>
          <table:table-cell office:value-type="float" office:value="45.78">
            <text:p>45.7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5.2364">
            <text:p>35.2364</text:p>
          </table:table-cell>
          <table:table-cell office:value-type="float" office:value="45.82">
            <text:p>45.82</text:p>
          </table:table-cell>
          <table:table-cell office:value-type="float" office:value="35.5116">
            <text:p>35.5116</text:p>
          </table:table-cell>
          <table:table-cell office:value-type="float" office:value="45.44">
            <text:p>45.4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5.2845">
            <text:p>35.2845</text:p>
          </table:table-cell>
          <table:table-cell office:value-type="float" office:value="45.05">
            <text:p>45.05</text:p>
          </table:table-cell>
          <table:table-cell office:value-type="float" office:value="35.478">
            <text:p>35.478</text:p>
          </table:table-cell>
          <table:table-cell office:value-type="float" office:value="45.125">
            <text:p>45.12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6.535">
            <text:p>36.535</text:p>
          </table:table-cell>
          <table:table-cell office:value-type="float" office:value="44.575">
            <text:p>44.575</text:p>
          </table:table-cell>
          <table:table-cell office:value-type="float" office:value="36.20675">
            <text:p>36.20675</text:p>
          </table:table-cell>
          <table:table-cell office:value-type="float" office:value="45.625">
            <text:p>45.6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6.641">
            <text:p>36.641</text:p>
          </table:table-cell>
          <table:table-cell office:value-type="float" office:value="47">
            <text:p>47</text:p>
          </table:table-cell>
          <table:table-cell office:value-type="float" office:value="36.684">
            <text:p>36.684</text:p>
          </table:table-cell>
          <table:table-cell office:value-type="float" office:value="47.725">
            <text:p>47.725</text:p>
          </table:table-cell>
        </table:table-row>
        <table:table-row table:style-name="ro2" table:number-rows-repeated="1048561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2T11:28:35</dc:date>
    <dc:creator>SKT </dc:creator>
    <meta:generator>LibreOffice/3.5$Linux_X86_64 LibreOffice_project/350m1$Build-2</meta:generator>
    <meta:editing-duration>PT22H37M18S</meta:editing-duration>
    <meta:editing-cycles>29</meta:editing-cycles>
    <meta:document-statistic meta:table-count="7" meta:cell-count="495" meta:object-count="0"/>
  </office:meta>
</office:document-meta>
</file>